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9pt" officeooo:rsid="000a3827" officeooo:paragraph-rsid="000a3827" style:font-size-asian="9pt" style:font-size-complex="9pt"/>
    </style:style>
    <style:style style:name="P2" style:family="paragraph" style:parent-style-name="Standard">
      <style:text-properties style:font-name="Verdana" fo:font-size="9pt" fo:font-weight="normal" officeooo:rsid="000a3827" officeooo:paragraph-rsid="000a3827" style:font-size-asian="9pt" style:font-weight-asian="normal" style:font-size-complex="9pt" style:font-weight-complex="normal"/>
    </style:style>
    <style:style style:name="P3" style:family="paragraph" style:parent-style-name="Standard">
      <style:text-properties style:font-name="Verdana" fo:font-size="9pt" fo:font-weight="normal" officeooo:rsid="000a3827" officeooo:paragraph-rsid="000adda3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Verdana" fo:font-size="9pt" fo:font-weight="normal" officeooo:rsid="000a3827" officeooo:paragraph-rsid="000d70ee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Verdana" fo:font-size="9pt" fo:font-weight="normal" officeooo:rsid="000d70ee" officeooo:paragraph-rsid="000d70ee" style:font-size-asian="9pt" style:font-weight-asian="normal" style:font-size-complex="9pt" style:font-weight-complex="normal"/>
    </style:style>
    <style:style style:name="T1" style:family="text">
      <style:text-properties officeooo:rsid="000adda3"/>
    </style:style>
    <style:style style:name="T2" style:family="text">
      <style:text-properties officeooo:rsid="000d2f72"/>
    </style:style>
    <style:style style:name="T3" style:family="text">
      <style:text-properties officeooo:rsid="000d52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fa GENGRAPH:</text:p>
      <text:p text:style-name="P1"/>
      <text:p text:style-name="P1">Entrada:</text:p>
      <text:p text:style-name="P2">maxdegree,biptonly,optifunc,mindegree,trianglefree,laplacian,allowdiscgraphs,order,caixa1,</text:p>
      <text:p text:style-name="P2">slaplacian,adjacency</text:p>
      <text:p text:style-name="P2"/>
      <text:p text:style-name="P2">Saída:</text:p>
      <text:p text:style-name="P3">maxdegree,biptonly,optifunc,mindegree,trianglefree,laplacian,allowdiscgraphs,order,caixa1,</text:p>
      <text:p text:style-name="P3">slaplacian,adjacency,<text:span text:style-name="T3">g6file,matrixesfile</text:span></text:p>
      <text:p text:style-name="P3"/>
      <text:p text:style-name="P5">Tarefa SHOWGRAPH:</text:p>
      <text:p text:style-name="P5"/>
      <text:p text:style-name="P5">Entrada:</text:p>
      <text:p text:style-name="P4">maxdegree,biptonly,optifunc,mindegree,trianglefree,laplacian,allowdiscgraphs,order,caixa1,</text:p>
      <text:p text:style-name="P4">slaplacian,adjacency,<text:span text:style-name="T3">g6file,matrixesfile</text:span></text:p>
      <text:p text:style-name="P4"/>
      <text:p text:style-name="P5">Saída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21:45:39.979000000</meta:creation-date>
    <dc:date>2015-04-09T22:39:52.327000000</dc:date>
    <meta:editing-duration>PT49M45S</meta:editing-duration>
    <meta:editing-cycles>6</meta:editing-cycles>
    <meta:generator>LibreOffice/4.2.4.2$Windows_x86 LibreOffice_project/63150712c6d317d27ce2db16eb94c2f3d7b699f8</meta:generator>
    <meta:document-statistic meta:table-count="0" meta:image-count="0" meta:object-count="0" meta:page-count="1" meta:paragraph-count="12" meta:word-count="14" meta:character-count="431" meta:non-whitespace-character-count="429"/>
  </office:meta>
</office:document-meta>
</file>